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6" style:family="table-row">
      <style:table-row-properties style:min-row-height="0.3277in" style:use-optimal-row-height="false"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רגיל" style:family="paragraph">
      <style:text-properties fo:font-weight="bold" style:font-weight-asian="bold" style:font-weight-complex="bold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4" style:family="table-row">
      <style:table-row-properties style:min-row-height="0.0631in" style:use-optimal-row-height="false"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מני"ב<text:s/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/>
          </table:table-cell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התפלת מים</text:p>
          </table:table-cell>
          <table:table-cell table:style-name="TableCell43" table:number-columns-spanned="2"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<text:s/>יש.</text:span></text:p>
          </table:table-cell>
          <table:table-cell table:style-name="TableCell52">
            <text:p text:style-name="P53">רמת סיווג</text:p>
          </table:table-cell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<text:bookmark-start text:name="_GoBack"/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בתוך המפעל</text:p>
          </table:table-cell>
        </table:table-row>
        <table:table-row table:style-name="TableRow74">
          <table:table-cell table:style-name="TableCell75">
            <text:p text:style-name="P76"><text:bookmark-end text:name="_GoBack"/>1791- כלור.</text:p>
          </table:table-cell>
          <table:table-cell table:style-name="TableCell77">
            <text:p text:style-name="P78">1- קו"ב מיכל.</text:p>
          </table:table-cell>
          <table:table-cell table:style-name="TableCell79">
            <text:p text:style-name="P80"><text:span text:style-name="T81">X</text:span><text:span text:style-name="T82">-2.</text:span></text:p>
          </table:table-cell>
          <table:table-cell table:style-name="TableCell83">
            <text:p text:style-name="P84">בתוך <text:s/>המבנה .</text:p>
          </table:table-cell>
        </table:table-row>
        <table:table-row table:style-name="TableRow85">
          <table:table-cell table:style-name="TableCell86">
            <text:p text:style-name="P87">1778- פלואור חומצה .</text:p>
          </table:table-cell>
          <table:table-cell table:style-name="TableCell88">
            <text:p text:style-name="P89">1-ק"ב מיכל.</text:p>
          </table:table-cell>
          <table:table-cell table:style-name="TableCell90">
            <text:p text:style-name="P91"><text:span text:style-name="T92">X</text:span><text:span text:style-name="T93">-2.</text:span></text:p>
          </table:table-cell>
          <table:table-cell table:style-name="TableCell94">
            <text:p text:style-name="P95">בתוך המבנה.</text:p>
          </table:table-cell>
        </table:table-row>
        <table:table-row table:style-name="TableRow96">
          <table:table-cell table:style-name="TableCell97">
            <text:p text:style-name="P98">1202- סולר.<text:s text:c="2"/></text:p>
          </table:table-cell>
          <table:table-cell table:style-name="TableCell99">
            <text:p text:style-name="P100">3+1, צובר תת קרקעי מיכל עילי.<text:s/></text:p>
          </table:table-cell>
          <table:table-cell table:style-name="TableCell101">
            <text:p text:style-name="P102"><text:span text:style-name="T103">Z</text:span><text:span text:style-name="T104">-3.</text:span></text:p>
          </table:table-cell>
          <table:table-cell table:style-name="TableCell105">
            <text:p text:style-name="P106">בחצר המפעל, 3- קו"ב ו-1 ,קו"ב בתוך המבנה.</text:p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<text:s text:c="99"/>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שם</text:p>
          </table:table-cell>
          <table:table-cell table:style-name="TableCell156">
            <text:p text:style-name="P157">טלפון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נייד<text:tab/>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</table:table>
      <text:p text:style-name="P171"/>
      <text:p text:style-name="P172">הערות מיוחדות :<text:s/>חב' מני"ב 12 אתרים ברחבי העיר ראשון לציון : ולהלן .</text:p>
      <text:p text:style-name="ללאמרווח"><text:span text:style-name="T173">1.(</text:span><text:span text:style-name="T174">עזרא ובצרון</text:span><text:span text:style-name="T175">)</text:span><text:span text:style-name="T176"><text:s/>- רח' מלאכי ישראל .</text:span><text:span text:style-name="T177"><text:s/>3.(</text:span><text:span text:style-name="T178">דקלה</text:span><text:span text:style-name="T179">)</text:span><text:span text:style-name="T180"><text:s/></text:span><text:span text:style-name="T181">–</text:span><text:span text:style-name="T182"><text:s/>משה דיין מקביל למתחם<text:s/></text:span><text:span text:style-name="T183">G</text:span><text:span text:style-name="T184">.</text:span></text:p>
      <text:p text:style-name="P185">2.(צפונית ב')<text:s/>–<text:s/>רח' תורה ועבודה.<text:s/>4.(מערבות)<text:s/>- ישראל שמעוני<text:s/>. 5.(פארק)<text:s/>צמוד<text:s/></text:p>
      <text:p text:style-name="P186"><text:s/>לגדר הנציבות מצדו המערבי. 6.(פארק שד' מרילנד. 7.(אגם) <text:s/>צמוד "ליס<text:s/></text:p>
      <text:p text:style-name="P187"><text:s/>פלנאט" . 8.(ימית) לישנסקי. 9 .(תש"ח) רח'<text:s/>דרובין. 10.(סליקה) רח' רוטשיל<text:s/>11.(פיק"א) רח' פיק"א. 12. (וותיקים) רח' מורדי הגטאות.<text:s/><text:s/></text:p>
      <text:p text:style-name="P188"/>
      <text:p text:style-name="P189"/>
      <text:p text:style-name="P190">ממצאים : אבישי פפיאשוילי : אוקטובר 2013.</text:p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4:00Z</meta:creation-date>
    <dc:date>2014-05-21T07:54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61" meta:character-count="968" meta:row-count="6" meta:non-whitespace-character-count="808"/>
  </office:meta>
</office:document-meta>
</file>